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1 de 4)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1T17:58:32.542202268</dc:date>
    <meta:editing-duration>PT4H33M40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" meta:character-count="639" meta:non-whitespace-character-count="636"/>
  </office:meta>
</office:document-meta>
</file>